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60a" officeooo:paragraph-rsid="0005e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en pursuit from gianluigi beuzard – 20141228 11: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3:42:23.924028689</meta:creation-date>
    <dc:date>2014-12-28T23:46:07.018546231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52" meta:non-whitespace-character-count="45"/>
    <meta:generator>LibreOffice/4.2.7.2$Linux_x86 LibreOffice_project/420m0$Build-2</meta:generator>
  </office:meta>
</office:document-meta>
</file>